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8816" calcext:value-type="float">
            <text:p>90.3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0624" calcext:value-type="float">
            <text:p>88.0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0896" calcext:value-type="float">
            <text:p>87.9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02" calcext:value-type="float">
            <text:p>89.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7744" calcext:value-type="float">
            <text:p>87.8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68" calcext:value-type="float">
            <text:p>84.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6176" calcext:value-type="float">
            <text:p>88.2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0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644" calcext:value-type="float">
            <text:p>85.8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6792" calcext:value-type="float">
            <text:p>82.5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0112" calcext:value-type="float">
            <text:p>82.4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0656" calcext:value-type="float">
            <text:p>82.2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0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0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9264" calcext:value-type="float">
            <text:p>80.9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200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9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9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0776" calcext:value-type="float">
            <text:p>79.3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9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9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8224" calcext:value-type="float">
            <text:p>76.4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9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9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8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8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8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9176" calcext:value-type="float">
            <text:p>74.1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3144" calcext:value-type="float">
            <text:p>70.1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8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8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6488" calcext:value-type="float">
            <text:p>69.4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7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7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7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7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0744" calcext:value-type="float">
            <text:p>66.1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7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1752" calcext:value-type="float">
            <text:p>65.0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7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3824" calcext:value-type="float">
            <text:p>64.1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8608" calcext:value-type="float">
            <text:p>63.5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7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7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6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22" calcext:value-type="float">
            <text:p>59.5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5344" calcext:value-type="float">
            <text:p>57.2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6088" calcext:value-type="float">
            <text:p>54.8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6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6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6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6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5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2528" calcext:value-type="float">
            <text:p>49.1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5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5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5312" calcext:value-type="float">
            <text:p>47.8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5801</text:p>
          </table:table-cell>
          <table:table-cell office:value-type="string" calcext:value-type="string">
            <text:p>Gruver Quad</text:p>
          </table:table-cell>
          <table:table-cell office:value-type="string" calcext:value-type="string">
            <text:p>195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